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4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90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NEW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NEW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8.11575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4.147775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Telecom Elec &amp; Sola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Telecom Elec &amp; Sola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89.943126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0.313528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2.34232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8.8604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kbu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106.41664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-6.10477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.494510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0.917420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(new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(new)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17:0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17:0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37.615555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5.75222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Agai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Aga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Club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Clu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22.402755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7.7876472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Faci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Facil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84.450142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3.6413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German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German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0.116666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Onl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Onl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8.2427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4.0522222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Past Ev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Past Ev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an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an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a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a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3.216666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37.615555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5.75222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tk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74.200555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2.1961111</text:p>
          </table:table-cell>
          <table:table-cell office:value-type="string" calcext:value-type="string">
            <text:p>count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0.13155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1.51559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DJ 1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tk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DJ 1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74.19963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2.20608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Marque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Marque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8.2427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4.05222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3972222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0833333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z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z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0602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3583333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z Two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z Two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0602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358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Xavie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Xavie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de Marco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-Jean-Sur-Richelie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de Marco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3.272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5.3287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ev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ev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98.494613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29.424579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4.00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714166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6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6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095833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32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30.264166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9.894444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_Venue_10070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_Venue_100708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49.74661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61.2205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ing a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ing a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4.00594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712783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y Fes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ul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y Fe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04.08861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4.5444444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y Tester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y Test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83.24840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07800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Weston Park 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ample LIVE @ V Festival 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2.124769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2.805698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0.466666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7.6166667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again vm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again vm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0602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358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ev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ev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8.2432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4.052443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ire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ire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6.2488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3.333055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test tes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test te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5.92784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33658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test test 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test test 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5.92784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33658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test test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uaynab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test test 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66.11335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18.3833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22.399070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7.7909889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ttps://fr-fr.facebook.com/pg/Test-Venue-is-a-place-518532888496709/about/</text:p>
          </table:table-cell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37.615555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5.7522222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0.44379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1.254266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9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4552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995555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ranj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14.361666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6.241111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0.983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d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est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10.033333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2.783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9.133333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8.716666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7.15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2.7152778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P54" table:display-filter-buttons="true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6T17:55:00.686966313</meta:creation-date>
    <dc:date>2019-08-27T18:38:07.881115631</dc:date>
    <meta:editing-duration>P1DT43M4S</meta:editing-duration>
    <meta:editing-cycles>4</meta:editing-cycles>
    <meta:generator>LibreOffice/6.3.0.4$Linux_X86_64 LibreOffice_project/30$Build-4</meta:generator>
    <meta:document-statistic meta:table-count="1" meta:cell-count="865" meta:object-count="0"/>
  </office:meta>
</office:document-meta>
</file>